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3.399cm" table:align="left"/>
    </style:style>
    <style:style style:name="Tabla1.A" style:family="table-column">
      <style:table-column-properties style:column-width="3.194cm"/>
    </style:style>
    <style:style style:name="Tabla1.B" style:family="table-column">
      <style:table-column-properties style:column-width="5.008cm"/>
    </style:style>
    <style:style style:name="Tabla1.C" style:family="table-column">
      <style:table-column-properties style:column-width="5.19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1pt" fo:font-weight="bold" officeooo:rsid="00065b0a" officeooo:paragraph-rsid="00065b0a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65b0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8635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8084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8635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086350" officeooo:paragraph-rsid="0008635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Ubuntu" fo:font-size="12pt" fo:font-weight="normal" officeooo:rsid="00086350" officeooo:paragraph-rsid="0008635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65b0a" officeooo:paragraph-rsid="00065b0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bold" officeooo:rsid="00065b0a" officeooo:paragraph-rsid="00065b0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e161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0bab83" officeooo:paragraph-rsid="000bab8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0e71f0" officeooo:paragraph-rsid="000e71f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normal" officeooo:rsid="000e911b" officeooo:paragraph-rsid="000e911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bold" officeooo:rsid="000e71f0" officeooo:paragraph-rsid="000e71f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bold" officeooo:rsid="00065b0a" officeooo:paragraph-rsid="00065b0a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2pt" officeooo:rsid="000e911b" officeooo:paragraph-rsid="000e911b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2pt" officeooo:paragraph-rsid="000e911b" style:font-size-asian="12pt" style:font-size-complex="12pt"/>
    </style:style>
    <style:style style:name="T1" style:family="text">
      <style:text-properties officeooo:rsid="0008083b"/>
    </style:style>
    <style:style style:name="T2" style:family="text">
      <style:text-properties officeooo:rsid="00086350"/>
    </style:style>
    <style:style style:name="T3" style:family="text">
      <style:text-properties fo:color="#cccccc" loext:opacity="100%" officeooo:rsid="000b1d8b"/>
    </style:style>
    <style:style style:name="T4" style:family="text">
      <style:text-properties officeooo:rsid="000b1d8b"/>
    </style:style>
    <style:style style:name="T5" style:family="text">
      <style:text-properties officeooo:rsid="000e161f"/>
    </style:style>
    <style:style style:name="T6" style:family="text">
      <style:text-properties officeooo:rsid="000e911b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/SQL</text:p>
      <text:p text:style-name="P1"/>
      <text:p text:style-name="P9">PROGRAMACIÓN EN BASE DE DATOS</text:p>
      <text:p text:style-name="P2"/>
      <text:p text:style-name="P9">Bloque anónimo</text:p>
      <text:p text:style-name="P8"/>
      <text:p text:style-name="P2">DECLARE <text:span text:style-name="T3">//declaro todas las variables</text:span></text:p>
      <text:p text:style-name="P2">v_alumno<text:tab/>VARCHAR2<text:tab/><text:tab/>alumno.id%TYPE</text:p>
      <text:p text:style-name="P2"><text:tab/><text:tab/>NUMBER</text:p>
      <text:p text:style-name="P2"><text:tab/><text:tab/>DATE</text:p>
      <text:p text:style-name="P2"/>
      <text:p text:style-name="P2">BEGIN</text:p>
      <text:p text:style-name="P2"><text:tab/><text:span text:style-name="T1">IF v_alumno &gt; 100 THEN</text:span></text:p>
      <text:p text:style-name="P2"><text:tab/><text:span text:style-name="T1">ELSE...</text:span></text:p>
      <text:p text:style-name="P2"><text:tab/><text:span text:style-name="T1">ELSE IF...</text:span></text:p>
      <text:p text:style-name="P2"><text:tab/><text:span text:style-name="T1">END IF;</text:span></text:p>
      <text:p text:style-name="P2"/>
      <text:p text:style-name="P2"><text:tab/><text:span text:style-name="T1">FOR I IN 1...9 LOOP</text:span></text:p>
      <text:p text:style-name="P2"><text:tab/><text:span text:style-name="T1">instrucciones...</text:span></text:p>
      <text:p text:style-name="P2"><text:tab/><text:span text:style-name="T1">END LOOP;</text:span></text:p>
      <text:p text:style-name="P2"/>
      <text:p text:style-name="P2"><text:tab/><text:span text:style-name="T2">EXCEPTION</text:span></text:p>
      <text:p text:style-name="P2">END;</text:p>
      <text:p text:style-name="P2"/>
      <text:p text:style-name="P3">-------------------------------------------------------------------------------------------------------------------------</text:p>
      <text:p text:style-name="P2"/>
      <text:p text:style-name="P4">PROCEDURES</text:p>
      <text:p text:style-name="P4">CREATE OR REPLACE PROCEDURE</text:p>
      <text:p text:style-name="P4">nombre -&gt;<text:tab/>|<text:tab/>parametro1<text:tab/>IN<text:tab/>|</text:p>
      <text:p text:style-name="P4"><text:tab/><text:tab/>|<text:tab/><text:tab/>OUT<text:tab/><text:tab/>| AS/IS</text:p>
      <text:p text:style-name="P4"><text:tab/><text:tab/>|<text:tab/><text:tab/>IN/OUT<text:tab/>|</text:p>
      <text:p text:style-name="P4"/>
      <text:p text:style-name="P4">BEGIN</text:p>
      <text:p text:style-name="P4"/>
      <text:p text:style-name="P4"/>
      <text:p text:style-name="P6">END</text:p>
      <text:p text:style-name="P2"/>
      <text:p text:style-name="P2">-------------------------------------------------------------------------------------------------------------------------</text:p>
      <text:p text:style-name="P2"/>
      <text:p text:style-name="P5">CREATE OR REPLACE <text:span text:style-name="T2">FUNCTION</text:span></text:p>
      <text:p text:style-name="P5">nombre_<text:span text:style-name="T2">function</text:span> -&gt;|<text:tab/><text:tab/> IN<text:tab/> <text:s text:c="2"/>|<text:tab/><text:tab/><text:tab/> <text:s text:c="2"/><text:span text:style-name="T5">|</text:span></text:p>
      <text:p text:style-name="P10"><text:tab/><text:tab/><text:tab/> |parametro1 OUT<text:tab/> <text:s text:c="2"/>|,parametro2…<text:span text:style-name="T5"><text:tab/> <text:s text:c="2"/>|</text:span><text:span text:style-name="T2">RETURN VARCHAR2 </text:span><text:span text:style-name="T5">| </text:span></text:p>
      <text:p text:style-name="P5"><text:tab/><text:tab/><text:tab/> |<text:tab/><text:tab/> IN/OUT|<text:tab/><text:tab/><text:tab/> <text:s text:c="2"/><text:span text:style-name="T5">|</text:span></text:p>
      <text:p text:style-name="P5">BEGIN</text:p>
      <text:p text:style-name="P5"/>
      <text:p text:style-name="P5"><text:tab/><text:span text:style-name="T2">RETURN</text:span></text:p>
      <text:p text:style-name="P5"/>
      <text:p text:style-name="P6">END</text:p>
      <text:p text:style-name="P6"/>
      <text:p text:style-name="P7">%<text:span text:style-name="T4">TYPE va a la tabla ymira el valor.</text:span></text:p>
      <text:p text:style-name="P11">Las condiciones no van entre parentesis</text:p>
      <text:p text:style-name="P11"/>
      <text:p text:style-name="P11">--------------------------------------------------------------</text:p>
      <text:p text:style-name="P11"/>
      <text:p text:style-name="P14">TRIGGER</text:p>
      <text:p text:style-name="P12"/>
      <text:p text:style-name="P12">Desencadena algo a partir de un evento</text:p>
      <text:p text:style-name="P12"/>
      <text:p text:style-name="P12">CREATATE OR REPLACE TRIGGER…</text:p>
      <text:p text:style-name="P12"><text:tab/><text:tab/><text:tab/><text:tab/>| INSERT<text:tab/>|<text:tab/>|</text:p>
      <text:p text:style-name="P12"><text:tab/>AFTER/BEFORE<text:tab/>| UPDATE<text:tab/>| OR<text:tab/>| UPDATE/DELETE</text:p>
      <text:p text:style-name="P12"><text:tab/><text:tab/><text:tab/><text:tab/>| DELETE<text:tab/>|<text:tab/>|</text:p>
      <text:p text:style-name="P12"/>
      <text:p text:style-name="P13">ON nombre_tabla [FOR EACH ROW]</text:p>
      <text:p text:style-name="P13"/>
      <text:p text:style-name="P13">DECLARE</text:p>
      <text:p text:style-name="P13">...</text:p>
      <text:p text:style-name="P13">BEING</text:p>
      <text:p text:style-name="P13"/>
      <text:p text:style-name="P13">IF INSERTING THEN</text:p>
      <text:p text:style-name="P13">ELSEIF DELTING THEN</text:p>
      <text:p text:style-name="P13"/>
      <text:p text:style-name="P13">END</text:p>
      <text:p text:style-name="P13"/>
      <text:p text:style-name="P13"/>
      <text:p text:style-name="P13"><text:span text:style-name="T7">cursores</text:span>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>:<text:span text:style-name="T6">new</text:span></text:p>
          </table:table-cell>
          <table:table-cell table:style-name="Tabla1.C1" office:value-type="string">
            <text:p text:style-name="P17">:<text:span text:style-name="T6">old</text:span></text:p>
          </table:table-cell>
        </table:table-row>
        <table:table-row>
          <table:table-cell table:style-name="Tabla1.A2" office:value-type="string">
            <text:p text:style-name="P16">INSERT</text:p>
          </table:table-cell>
          <table:table-cell table:style-name="Tabla1.A2" office:value-type="string">
            <text:p text:style-name="P17">:<text:span text:style-name="T6">new numvend</text:span></text:p>
          </table:table-cell>
          <table:table-cell table:style-name="Tabla1.C2" office:value-type="string">
            <text:p text:style-name="P16">X</text:p>
          </table:table-cell>
        </table:table-row>
        <table:table-row>
          <table:table-cell table:style-name="Tabla1.A2" office:value-type="string">
            <text:p text:style-name="P16">DELETE</text:p>
          </table:table-cell>
          <table:table-cell table:style-name="Tabla1.A2" office:value-type="string">
            <text:p text:style-name="P16">X</text:p>
          </table:table-cell>
          <table:table-cell table:style-name="Tabla1.C2" office:value-type="string">
            <text:p text:style-name="P17"><text:bookmark-start text:name="__DdeLink__131_2156889624"/>:<text:span text:style-name="T6">old numvend</text:span><text:bookmark-end text:name="__DdeLink__131_2156889624"/></text:p>
          </table:table-cell>
        </table:table-row>
        <table:table-row>
          <table:table-cell table:style-name="Tabla1.A2" office:value-type="string">
            <text:p text:style-name="P16">UPDATE</text:p>
          </table:table-cell>
          <table:table-cell table:style-name="Tabla1.A2" office:value-type="string">
            <text:p text:style-name="P16">:new numvend</text:p>
          </table:table-cell>
          <table:table-cell table:style-name="Tabla1.C2" office:value-type="string">
            <text:p text:style-name="P18">:<text:span text:style-name="T6">old numvend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0:01:37.329157062</meta:creation-date>
    <dc:date>2025-04-01T19:42:39.462851100</dc:date>
    <meta:editing-duration>PT45M34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2" meta:paragraph-count="61" meta:word-count="155" meta:character-count="1204" meta:non-whitespace-character-count="1048"/>
  </office:meta>
</office:document-meta>
</file>